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style:font-family-generic="roman"/>
    <style:font-face style:name="Liberation Mono" svg:font-family="'Liberation Mono'" style:font-family-generic="roman"/>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493537" officeooo:paragraph-rsid="00493537"/>
    </style:style>
    <style:style style:name="P2" style:family="paragraph" style:parent-style-name="Standard">
      <style:text-properties officeooo:rsid="00783fd5" officeooo:paragraph-rsid="00783fd5"/>
    </style:style>
    <style:style style:name="P3" style:family="paragraph" style:parent-style-name="Standard">
      <style:text-properties officeooo:rsid="00796e93" officeooo:paragraph-rsid="00796e93"/>
    </style:style>
    <style:style style:name="P4" style:family="paragraph" style:parent-style-name="Standard">
      <style:text-properties officeooo:rsid="00798fb9" officeooo:paragraph-rsid="00798fb9"/>
    </style:style>
    <style:style style:name="P5" style:family="paragraph" style:parent-style-name="Heading_20_1">
      <style:text-properties officeooo:paragraph-rsid="00798fb9"/>
    </style:style>
    <style:style style:name="P6" style:family="paragraph" style:parent-style-name="Heading_20_1">
      <style:text-properties fo:font-weight="normal" officeooo:paragraph-rsid="007e56ec" style:font-weight-asian="normal" style:font-weight-complex="normal"/>
    </style:style>
    <style:style style:name="P7" style:family="paragraph" style:parent-style-name="Standard">
      <style:text-properties style:font-name="Minion Pro1" officeooo:rsid="001bfcd1" officeooo:paragraph-rsid="006045ff"/>
    </style:style>
    <style:style style:name="P8" style:family="paragraph" style:parent-style-name="Standard">
      <style:text-properties style:font-name="Minion Pro1" officeooo:rsid="001bfcd1" officeooo:paragraph-rsid="001bfcd1"/>
    </style:style>
    <style:style style:name="P9" style:family="paragraph" style:parent-style-name="Standard">
      <style:text-properties style:font-name="Minion Pro1" officeooo:rsid="001bfcd1" officeooo:paragraph-rsid="00204d4c"/>
    </style:style>
    <style:style style:name="P10" style:family="paragraph" style:parent-style-name="Standard">
      <style:text-properties style:font-name="Minion Pro1" officeooo:rsid="00204d4c" officeooo:paragraph-rsid="00204d4c"/>
    </style:style>
    <style:style style:name="P11" style:family="paragraph" style:parent-style-name="Standard">
      <style:text-properties style:font-name="Minion Pro1" officeooo:rsid="0021ecdc" officeooo:paragraph-rsid="0021ecdc"/>
    </style:style>
    <style:style style:name="P12" style:family="paragraph" style:parent-style-name="Standard">
      <style:text-properties style:font-name="Minion Pro1" officeooo:rsid="006c2df4" officeooo:paragraph-rsid="006c2df4"/>
    </style:style>
    <style:style style:name="P13" style:family="paragraph" style:parent-style-name="Standard">
      <style:text-properties style:font-name="Minion Pro1" officeooo:paragraph-rsid="0018071f"/>
    </style:style>
    <style:style style:name="P14" style:family="paragraph" style:parent-style-name="Standard">
      <style:text-properties style:font-name="Minion Pro1" officeooo:rsid="007f6725" officeooo:paragraph-rsid="007f6725"/>
    </style:style>
    <style:style style:name="P15" style:family="paragraph" style:parent-style-name="Contents_20_1">
      <style:text-properties style:font-name="Minion Pro1"/>
    </style:style>
    <style:style style:name="P16" style:family="paragraph" style:parent-style-name="Contents_20_1" style:list-style-name="L1"/>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6"><text:soft-page-break/>Question 1</text:p>
      <text:p text:style-name="P15"><text:span text:style-name="T2">L</text:span><text:span text:style-name="T1">es contraintes que nous avons trouvées sont les suivantes :</text:span></text:p>
      <text:p text:style-name="P15"><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15"><text:span text:style-name="T2">C</text:span><text:span text:style-name="T3">2</text:span><text:span text:style-name="T2"> : </text:span><text:span text:style-name="T1">Chaque examen se déroule dans une </text:span><text:span text:style-name="T5">seule </text:span><text:span text:style-name="T1">salle.</text:span></text:p>
      <text:p text:style-name="P15"><text:span text:style-name="T5">C</text:span><text:span text:style-name="T3">3</text:span><text:span text:style-name="T5"> : </text:span><text:span text:style-name="T1">Un examen se déroule exactement une fois.</text:span></text:p>
      <text:p text:style-name="P15"/>
      <text:p text:style-name="P15"><text:span text:style-name="T1">C</text:span><text:span text:style-name="T3">4</text:span><text:span text:style-name="T6"> : </text:span><text:span text:style-name="T1">Chaque salle, à chaque moment, ne peut pas contenir plus d’élèves que sa capacité.</text:span></text:p>
      <text:p text:style-name="P15"/>
      <text:p text:style-name="P15">C<text:span text:style-name="T14">5</text:span> : Chaque professeur à un moment donné, ne peut être qu’à un seul examen.</text:p>
      <text:p text:style-name="P15"><text:span text:style-name="T1">C</text:span><text:span text:style-name="T3">6</text:span><text:span text:style-name="T7"> : </text:span><text:span text:style-name="T1">Chaque étudiant à un moment donné, ne peut être qu’à un seul examen.</text:span></text:p>
      <text:p text:style-name="Heading_20_1">Question 2</text:p>
      <text:p text:style-name="P14">Les traductions en langage mathématique des contraintes sont les suivantes :</text:p>
      <text:p text:style-name="P7"><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5"><draw:object xlink:href="./Object 41" xlink:type="simple" xlink:show="embed" xlink:actuate="onLoad"/><draw:image xlink:href="./ObjectReplacements/Object 41" xlink:type="simple" xlink:show="embed" xlink:actuate="onLoad"/><svg:desc>formula</svg:desc></draw:frame></text:span></text:p>
      <text:p text:style-name="P10">C<text:span text:style-name="T14">2</text:span> :<draw:frame draw:style-name="fr1" draw:name="Object12" text:anchor-type="as-char" svg:y="-0.386cm" svg:width="5.779cm" svg:height="0.542cm" draw:z-index="16"><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7"><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8"><draw:object xlink:href="./Object 44" xlink:type="simple" xlink:show="embed" xlink:actuate="onLoad"/><draw:image xlink:href="./ObjectReplacements/Object 44" xlink:type="simple" xlink:show="embed" xlink:actuate="onLoad"/><svg:desc>formula</svg:desc></draw:frame></text:p>
      <text:p text:style-name="P14">La contrainte C3 est traduite par C3.1 et C3.2 :</text:p>
      <text:p text:style-name="P11">C<text:span text:style-name="T14">3.1</text:span> :<text:span text:style-name="T10"><draw:frame draw:style-name="fr1" draw:name="Object15" text:anchor-type="as-char" svg:y="-0.386cm" svg:width="5.74cm" svg:height="0.542cm" draw:z-index="19"><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20"><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1"><draw:object xlink:href="./Object 47" xlink:type="simple" xlink:show="embed" xlink:actuate="onLoad"/><draw:image xlink:href="./ObjectReplacements/Object 47" xlink:type="simple" xlink:show="embed" xlink:actuate="onLoad"/><svg:desc>formula</svg:desc></draw:frame></text:span></text:p>
      <text:p text:style-name="P12">C3.2 :<draw:frame draw:style-name="fr1" draw:name="Object39" text:anchor-type="as-char" svg:y="-0.386cm" svg:width="4.874cm" svg:height="0.508cm" draw:z-index="22"><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3"><draw:object xlink:href="./Object 4" xlink:type="simple" xlink:show="embed" xlink:actuate="onLoad"/><draw:image xlink:href="./ObjectReplacements/Object 4" xlink:type="simple" xlink:show="embed" xlink:actuate="onLoad"/></draw:frame></text:p>
      <text:p text:style-name="P13"/>
      <text:p text:style-name="P13"><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14"><draw:object xlink:href="./Object 18" xlink:type="simple" xlink:show="embed" xlink:actuate="onLoad"/><draw:image xlink:href="./ObjectReplacements/Object 18" xlink:type="simple" xlink:show="embed" xlink:actuate="onLoad"/></draw:frame></text:span></text:p>
      <text:p text:style-name="P8"/>
      <text:p text:style-name="P8"><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9"><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6407303662985544080" text:style-name="L1">
        <text:list-item>
          <text:p text:style-name="P16">2 Salles</text:p>
        </text:list-item>
        <text:list-item>
          <text:p text:style-name="P16">2 Examens</text:p>
        </text:list-item>
        <text:list-item>
          <text:p text:style-name="P16"><text:span text:style-name="T16">2</text:span> Périodes</text:p>
        </text:list-item>
      </text:list>
      <text:p text:style-name="Contents_20_1">Qui peut être modélisé à l'aide d'un cube 2x2x2 de proposition<text:span text:style-name="T26">s</text:span>. On a :</text:p>
      <text:p text:style-name="Contents_20_1"><draw:frame draw:style-name="fr1" draw:name="Object20" text:anchor-type="as-char" svg:y="-0.377cm" svg:width="0.977cm" svg:height="0.531cm" draw:z-index="24"><draw:object xlink:href="./Object 7" xlink:type="simple" xlink:show="embed" xlink:actuate="onLoad"/><draw:image xlink:href="./ObjectReplacements/Object 7" xlink:type="simple" xlink:show="embed" xlink:actuate="onLoad"/></draw:frame>=&gt;<draw:frame draw:style-name="fr1" draw:name="Object21" text:anchor-type="as-char" svg:y="-0.377cm" svg:width="4.046cm" svg:height="0.531cm" draw:z-index="25"><draw:object xlink:href="./Object 12" xlink:type="simple" xlink:show="embed" xlink:actuate="onLoad"/><draw:image xlink:href="./ObjectReplacements/Object 12" xlink:type="simple" xlink:show="embed" xlink:actuate="onLoad"/></draw:frame></text:p>
      <text:p text:style-name="Contents_20_1"><draw:frame draw:style-name="fr1" draw:name="Object41" text:anchor-type="as-char" svg:y="-0.386cm" svg:width="5.761cm" svg:height="0.542cm" draw:z-index="26"><draw:object xlink:href="./Object 13" xlink:type="simple" xlink:show="embed" xlink:actuate="onLoad"/><draw:image xlink:href="./ObjectReplacements/Object 13" xlink:type="simple" xlink:show="embed" xlink:actuate="onLoad"/></draw:frame></text:p>
      <text:p text:style-name="Contents_20_1"><draw:frame draw:style-name="fr1" draw:name="Object42" text:anchor-type="as-char" svg:y="-0.386cm" svg:width="9.163cm" svg:height="0.542cm" draw:z-index="27"><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Contents_20_1"><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Contents_20_1"><draw:frame draw:style-name="fr1" draw:name="Object19" text:anchor-type="as-char" svg:y="-0.377cm" svg:width="4.359cm" svg:height="0.531cm" draw:z-index="28"><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Contents_20_1"><text:soft-page-break/><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Contents_20_1"><draw:frame draw:style-name="fr1" draw:name="Object25" text:anchor-type="as-char" svg:y="-0.437cm" svg:width="6.001cm" svg:height="0.593cm" draw:z-index="29"><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à plus de deux examens à passer alors chaque paire x et y d'examens ne peuvent pas être programmés en même temps. Nous partons à nouveau de l'implication que si</text:span> l'examen x a lieu au moment t et en s alors l'examen <text:span text:style-name="T12">y</text:span> n'a pas lieu en t dans n'importe quelle salle. <text:span text:style-name="T19">C'est-à-dire :</text:span></text:p>
      <text:p text:style-name="Contents_20_1"><draw:frame draw:style-name="fr1" draw:name="Object27" text:anchor-type="as-char" svg:y="-0.377cm" svg:width="1.039cm" svg:height="0.531cm" draw:z-index="30"><draw:object xlink:href="./Object 27" xlink:type="simple" xlink:show="embed" xlink:actuate="onLoad"/><draw:image xlink:href="./ObjectReplacements/Object 27" xlink:type="simple" xlink:show="embed" xlink:actuate="onLoad"/></draw:frame>=&gt; <draw:frame draw:style-name="fr1" draw:name="Object28" text:anchor-type="as-char" svg:y="-0.437cm" svg:width="2.032cm" svg:height="0.593cm" draw:z-index="31"><draw:object xlink:href="./Object 28" xlink:type="simple" xlink:show="embed" xlink:actuate="onLoad"/><draw:image xlink:href="./ObjectReplacements/Object 28" xlink:type="simple" xlink:show="embed" xlink:actuate="onLoad"/></draw:frame> </text:p>
      <text:p text:style-name="Contents_20_1"><draw:frame draw:style-name="fr1" draw:name="Object29" text:anchor-type="as-char" svg:y="-0.437cm" svg:width="3.806cm" svg:height="0.593cm" draw:z-index="32"><draw:object xlink:href="./Object 16" xlink:type="simple" xlink:show="embed" xlink:actuate="onLoad"/><draw:image xlink:href="./ObjectReplacements/Object 16" xlink:type="simple" xlink:show="embed" xlink:actuate="onLoad"/></draw:frame></text:p>
      <text:p text:style-name="Contents_20_1"><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on étend la formule à chaque paire d'examen de chaque étudiant :</text:p>
      <text:p text:style-name="Contents_20_1"><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ésonnement mais on l'applique aux examens des professeurs :</text:p>
      <text:p text:style-name="Contents_20_1"><draw:frame draw:style-name="fr1" draw:name="Object24" text:anchor-type="as-char" svg:y="-0.443cm" svg:width="6.964cm" svg:height="0.596cm" draw:z-index="33"><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On introduit le fait qu'un examen peut durer plusieurs périodes d'affilée. Notre première approche a été de se dire, il suffit de dire citer toutes les possibilités, repartons de l'exemple et disons que chaque examen dure 2 périodes, on aurait :</text:p>
      <text:p text:style-name="Contents_20_1"><draw:frame draw:style-name="fr1" draw:name="Object43" text:anchor-type="as-char" svg:y="-0.386cm" svg:width="4.972cm" svg:height="0.54cm" draw:z-index="34"><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 C1,C2, C3.1 et C3.2</text:span> mais on va introduire une contrainte supplémentaire qui va forcer qu'un examen de n périodes <text:span text:style-name="T21">doit avoir</text:span> n périodes libres après son commencement. <text:span text:style-name="T20">Repartons de l'exemple, on a :</text:span></text:p>
      <text:p text:style-name="Contents_20_1"><draw:frame draw:style-name="fr1" draw:name="Object44" text:anchor-type="as-char" svg:y="-0.377cm" svg:width="0.977cm" svg:height="0.531cm" draw:z-index="35"><draw:object xlink:href="./Object 20" xlink:type="simple" xlink:show="embed" xlink:actuate="onLoad"/><draw:image xlink:href="./ObjectReplacements/Object 20" xlink:type="simple" xlink:show="embed" xlink:actuate="onLoad"/></draw:frame>=<text:span text:style-name="T20">&gt; </text:span><text:span text:style-name="T20"><draw:frame draw:style-name="fr1" draw:name="Object45" text:anchor-type="as-char" svg:y="-0.377cm" svg:width="1.251cm" svg:height="0.531cm" draw:z-index="36"><draw:object xlink:href="./Object 21" xlink:type="simple" xlink:show="embed" xlink:actuate="onLoad"/><draw:image xlink:href="./ObjectReplacements/Object 21" xlink:type="simple" xlink:show="embed" xlink:actuate="onLoad"/></draw:frame></text:span></text:p>
      <text:p text:style-name="Contents_20_1"><draw:frame draw:style-name="fr1" draw:name="Object46" text:anchor-type="as-char" svg:y="-0.377cm" svg:width="2.651cm" svg:height="0.531cm" draw:z-index="37"><draw:object xlink:href="./Object 24" xlink:type="simple" xlink:show="embed" xlink:actuate="onLoad"/><draw:image xlink:href="./ObjectReplacements/Object 24" xlink:type="simple" xlink:show="embed" xlink:actuate="onLoad"/></draw:frame></text:p>
      <text:p text:style-name="Contents_20_1">on étend à des durées plus longues :</text:p>
      <text:p text:style-name="Contents_20_1"><draw:frame draw:style-name="fr1" draw:name="Object47" text:anchor-type="as-char" svg:y="-0.443cm" svg:width="4.429cm" svg:height="0.596cm" draw:z-index="38"><draw:object xlink:href="./Object 29" xlink:type="simple" xlink:show="embed" xlink:actuate="onLoad"/><draw:image xlink:href="./ObjectReplacements/Object 29" xlink:type="simple" xlink:show="embed" xlink:actuate="onLoad"/><svg:desc>formula</svg:desc></draw:frame></text:p>
      <text:p text:style-name="Contents_20_1"><draw:frame draw:style-name="fr1" draw:name="Object48" text:anchor-type="as-char" svg:y="-0.443cm" svg:width="4.119cm" svg:height="0.596cm" draw:z-index="39"><draw:object xlink:href="./Object 48" xlink:type="simple" xlink:show="embed" xlink:actuate="onLoad"/><draw:image xlink:href="./ObjectReplacements/Object 48" xlink:type="simple" xlink:show="embed" xlink:actuate="onLoad"/><svg:desc>formula</svg:desc></draw:frame></text:p>
      <text:p text:style-name="Contents_20_1">on étend à tous les examens :</text:p>
      <text:p text:style-name="Contents_20_1"><draw:frame draw:style-name="fr1" draw:name="Object49" text:anchor-type="as-char" svg:y="-0.443cm" svg:width="6.809cm" svg:height="0.596cm" draw:z-index="40"><draw:object xlink:href="./Object 49" xlink:type="simple" xlink:show="embed" xlink:actuate="onLoad"/><draw:image xlink:href="./ObjectReplacements/Object 49" xlink:type="simple" xlink:show="embed" xlink:actuate="onLoad"/><svg:desc>formula</svg:desc></draw:frame></text:p>
      <text:p text:style-name="Contents_20_1">on prend les périodes de 0 à T-d(x) il faut encore considérer les cas de T-d(x)+1 à T, on va simplement interdire la programmation d'examen dans cet intervalle parce qu'ils sortiraient des bornes des périodes fixées :</text:p>
      <text:p text:style-name="Contents_20_1"><draw:frame draw:style-name="fr1" draw:name="Object50" text:anchor-type="as-char" svg:y="-0.437cm" svg:width="4.299cm" svg:height="0.614cm" draw:z-index="41"><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Contents_20_1"><draw:frame draw:style-name="fr1" draw:name="Object51" text:anchor-type="as-char" svg:y="-0.443cm" svg:width="8.92cm" svg:height="0.619cm" draw:z-index="42"><draw:object xlink:href="./Object 51" xlink:type="simple" xlink:show="embed" xlink:actuate="onLoad"/><draw:image xlink:href="./ObjectReplacements/Object 51" xlink:type="simple" xlink:show="embed" xlink:actuate="onLoad"/><svg:desc>formula</svg:desc></draw:frame></text:p>
      <text:p text:style-name="Contents_20_1"><draw:frame draw:style-name="fr1" draw:name="Object52" text:anchor-type="as-char" svg:y="-0.443cm" svg:width="8.952cm" svg:height="0.619cm" draw:z-index="43"><draw:object xlink:href="./Object 52" xlink:type="simple" xlink:show="embed" xlink:actuate="onLoad"/><draw:image xlink:href="./ObjectReplacements/Object 52" xlink:type="simple" xlink:show="embed" xlink:actuate="onLoad"/><svg:desc>formula</svg:desc></draw:frame></text:p>
      <text:p text:style-name="Heading_20_1"><text:soft-page-break/>Question 6</text:p>
      <text:p text:style-name="P2">Pour résoudre ce problème on va interdire la programmation pendant cet intervalle de temps et avant cet intervalle pour les examens qui pourraient déborder sur cet intervalle :</text:p>
      <text:p text:style-name="P2"><draw:frame draw:style-name="fr1" draw:name="Object53" text:anchor-type="as-char" svg:y="-0.48cm" svg:width="4.486cm" svg:height="0.707cm" draw:z-index="44"><draw:object xlink:href="./Object 53" xlink:type="simple" xlink:show="embed" xlink:actuate="onLoad"/><draw:image xlink:href="./ObjectReplacements/Object 53" xlink:type="simple" xlink:show="embed" xlink:actuate="onLoad"/></draw:frame></text:p>
      <text:p text:style-name="P2"><draw:frame draw:style-name="fr1" draw:name="Object54" text:anchor-type="as-char" svg:y="-0.445cm" svg:width="5.479cm" svg:height="0.67cm" draw:z-index="45"><draw:object xlink:href="./Object 54" xlink:type="simple" xlink:show="embed" xlink:actuate="onLoad"/><draw:image xlink:href="./ObjectReplacements/Object 54" xlink:type="simple" xlink:show="embed" xlink:actuate="onLoad"/><svg:desc>formula</svg:desc></draw:frame></text:p>
      <text:p text:style-name="P3">ce qui équivaut à :</text:p>
      <text:p text:style-name="P3"><draw:frame draw:style-name="fr1" draw:name="Object55" text:anchor-type="as-char" svg:y="-0.48cm" svg:width="5.479cm" svg:height="0.707cm" draw:z-index="46"><draw:object xlink:href="./Object 55" xlink:type="simple" xlink:show="embed" xlink:actuate="onLoad"/><draw:image xlink:href="./ObjectReplacements/Object 55" xlink:type="simple" xlink:show="embed" xlink:actuate="onLoad"/></draw:frame></text:p>
      <text:p text:style-name="Heading_20_1">Question 7</text:p>
      <text:p text:style-name="P1"/>
      <text:p text:style-name="Heading_20_1">Question 8</text:p>
      <text:p text:style-name="P5">Question <text:span text:style-name="T22">9</text:span></text:p>
      <text:p text:style-name="P4">La résolution de ce problème consiste en l'interdiction, pour chaque paire <text:span text:style-name="T24">d'</text:span>examens x et y d'un étudiant, de la programmation de l'examen y juste après l'examen x dans une autre salle que celle <text:span text:style-name="T23">utilisé pour</text:span> x. Cela se traduit par :</text:p>
      <text:p text:style-name="P4"><draw:frame draw:style-name="fr1" draw:name="Object31" text:anchor-type="as-char" svg:y="-0.443cm" svg:width="7.908cm" svg:height="0.619cm" draw:z-index="47"><draw:object xlink:href="./Object 31" xlink:type="simple" xlink:show="embed" xlink:actuate="onLoad"/><draw:image xlink:href="./ObjectReplacements/Object 3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style:font-family-generic="roman"/>
    <style:font-face style:name="Liberation Mono" svg:font-family="'Liberation Mono'" style:font-family-generic="roman"/>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graphic-properties draw:fill-image-width="0cm" draw:fill-image-height="0cm"/>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8T14:40:14.486499000</dc:date>
    <meta:editing-duration>P3DT7H41M20S</meta:editing-duration>
    <meta:editing-cycles>16</meta:editing-cycles>
    <meta:generator>LibreOffice/4.4.3.2$MacOSX_X86_64 LibreOffice_project/88805f81e9fe61362df02b9941de8e38a9b5fd16</meta:generator>
    <meta:document-statistic meta:table-count="0" meta:image-count="0" meta:object-count="48" meta:page-count="4" meta:paragraph-count="71" meta:word-count="664" meta:character-count="3630" meta:non-whitespace-character-count="3012"/>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row>
        <mo stretchy="false">¬</mo>
        <msub>
          <mi>p</mi>
          <mn>1,0,0</mn>
        </msub>
      </mrow>
      <mo stretchy="false">∧</mo>
      <mrow>
        <mo stretchy="false">¬</mo>
        <msub>
          <mi>p</mi>
          <mn>0,1,0</mn>
        </msub>
      </mrow>
      <mo stretchy="false">∧</mo>
      <mrow>
        <mo stretchy="false">¬</mo>
        <msub>
          <mi>p</mi>
          <mn>0,0,1</mn>
        </msub>
      </mrow>
    </mrow>
    <annotation encoding="StarMath 5.0">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sub>
      <mi>p</mi>
      <mn>0,0,0</mn>
    </msub>
    <annotation encoding="StarMath 5.0">p_{ 0,0,0 } </annotation>
  </semantics>
</math>
</file>

<file path=Object 21/content.xml><?xml version="1.0" encoding="utf-8"?>
<math xmlns="http://www.w3.org/1998/Math/MathML" display="block">
  <semantics>
    <mrow>
      <mo stretchy="false">¬</mo>
      <msub>
        <mi>p</mi>
        <mn>0,1,0</mn>
      </msub>
    </mrow>
    <annotation encoding="StarMath 5.0">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sub>
      <mi>p</mi>
      <mrow>
        <mi>x</mi>
        <mi>,</mi>
        <mi>t</mi>
        <mi>,</mi>
        <mi>s</mi>
      </mrow>
    </msub>
    <annotation encoding="StarMath 5.0">p_{ x,t,s } </annotation>
  </semantics>
</math>
</file>

<file path=Object 28/content.xml><?xml version="1.0" encoding="utf-8"?>
<math xmlns="http://www.w3.org/1998/Math/MathML" display="block">
  <semantics>
    <mrow>
      <msubsup>
        <mrow>
          <mrow/>
          <mo stretchy="false">∧</mo>
          <mrow/>
        </mrow>
        <mrow>
          <mi>s</mi>
          <mi>'</mi>
        </mrow>
        <mi>S</mi>
      </msubsup>
      <mrow>
        <mo stretchy="false">¬</mo>
        <msub>
          <mi>p</mi>
          <mrow>
            <mi>y</mi>
            <mi>,</mi>
            <mi>t</mi>
            <mi>,</mi>
            <mi>s</mi>
            <mi>'</mi>
          </mrow>
        </msub>
      </mrow>
    </mrow>
    <annotation encoding="StarMath 5.0">{{}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7/content.xml><?xml version="1.0" encoding="utf-8"?>
<math xmlns="http://www.w3.org/1998/Math/MathML" display="block">
  <semantics>
    <msub>
      <mi>p</mi>
      <mn>0,0,0</mn>
    </msub>
    <annotation encoding="StarMath 5.0">p_{ 0,0,0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